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shapes>
          <draw:frame draw:z-index="0" draw:style-name="gr1" draw:text-style-name="P1" svg:width="15.999cm" svg:height="8.999cm" svg:x="4.617cm" svg:y="0.1cm">
            <draw:object draw:notify-on-update-of-ranges="Лист1.A1:Лист1.A100 Лист1.B1:Лист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1.34886442492715" calcext:value-type="float">
            <text:p>-1,34886442492715</text:p>
          </table:table-cell>
          <table:table-cell office:value-type="float" office:value="-0.847177691527377" calcext:value-type="float">
            <text:p>-0,847177691527377</text:p>
          </table:table-cell>
        </table:table-row>
        <table:table-row table:style-name="ro1">
          <table:table-cell office:value-type="float" office:value="-4.25074683883622" calcext:value-type="float">
            <text:p>-4,25074683883622</text:p>
          </table:table-cell>
          <table:table-cell office:value-type="float" office:value="4.95741541214929" calcext:value-type="float">
            <text:p>4,95741541214929</text:p>
          </table:table-cell>
        </table:table-row>
        <table:table-row table:style-name="ro1">
          <table:table-cell office:value-type="float" office:value="-3.51344715383123" calcext:value-type="float">
            <text:p>-3,51344715383123</text:p>
          </table:table-cell>
          <table:table-cell office:value-type="float" office:value="4.24777295513655" calcext:value-type="float">
            <text:p>4,24777295513655</text:p>
          </table:table-cell>
        </table:table-row>
        <table:table-row table:style-name="ro1">
          <table:table-cell office:value-type="float" office:value="-3.633657974252" calcext:value-type="float">
            <text:p>-3,633657974252</text:p>
          </table:table-cell>
          <table:table-cell office:value-type="float" office:value="3.42978132040884" calcext:value-type="float">
            <text:p>3,42978132040884</text:p>
          </table:table-cell>
        </table:table-row>
        <table:table-row table:style-name="ro1">
          <table:table-cell office:value-type="float" office:value="-0.979609331037428" calcext:value-type="float">
            <text:p>-0,979609331037428</text:p>
          </table:table-cell>
          <table:table-cell office:value-type="float" office:value="-0.0159976692991108" calcext:value-type="float">
            <text:p>-0,0159976692991108</text:p>
          </table:table-cell>
        </table:table-row>
        <table:table-row table:style-name="ro1">
          <table:table-cell office:value-type="float" office:value="-0.644312831688623" calcext:value-type="float">
            <text:p>-0,644312831688623</text:p>
          </table:table-cell>
          <table:table-cell office:value-type="float" office:value="0.305734811685567" calcext:value-type="float">
            <text:p>0,305734811685567</text:p>
          </table:table-cell>
        </table:table-row>
        <table:table-row table:style-name="ro1">
          <table:table-cell office:value-type="float" office:value="-1.71335760077875" calcext:value-type="float">
            <text:p>-1,71335760077875</text:p>
          </table:table-cell>
          <table:table-cell office:value-type="float" office:value="-0.89003349509438" calcext:value-type="float">
            <text:p>-0,89003349509438</text:p>
          </table:table-cell>
        </table:table-row>
        <table:table-row table:style-name="ro1">
          <table:table-cell office:value-type="float" office:value="-2.32706796509078" calcext:value-type="float">
            <text:p>-2,32706796509078</text:p>
          </table:table-cell>
          <table:table-cell office:value-type="float" office:value="-0.0913913502085006" calcext:value-type="float">
            <text:p>-0,0913913502085006</text:p>
          </table:table-cell>
        </table:table-row>
        <table:table-row table:style-name="ro1">
          <table:table-cell office:value-type="float" office:value="-4.47451577320798" calcext:value-type="float">
            <text:p>-4,47451577320798</text:p>
          </table:table-cell>
          <table:table-cell office:value-type="float" office:value="4.59032830739949" calcext:value-type="float">
            <text:p>4,59032830739949</text:p>
          </table:table-cell>
        </table:table-row>
        <table:table-row table:style-name="ro1">
          <table:table-cell office:value-type="float" office:value="-4.19134710252879" calcext:value-type="float">
            <text:p>-4,19134710252879</text:p>
          </table:table-cell>
          <table:table-cell office:value-type="float" office:value="4.01341637706488" calcext:value-type="float">
            <text:p>4,01341637706488</text:p>
          </table:table-cell>
        </table:table-row>
        <table:table-row table:style-name="ro1">
          <table:table-cell office:value-type="float" office:value="-4.3948923267589" calcext:value-type="float">
            <text:p>-4,3948923267589</text:p>
          </table:table-cell>
          <table:table-cell office:value-type="float" office:value="4.51689609896892" calcext:value-type="float">
            <text:p>4,51689609896892</text:p>
          </table:table-cell>
        </table:table-row>
        <table:table-row table:style-name="ro1">
          <table:table-cell office:value-type="float" office:value="-1.622443797063" calcext:value-type="float">
            <text:p>-1,622443797063</text:p>
          </table:table-cell>
          <table:table-cell office:value-type="float" office:value="-0.986802479431197" calcext:value-type="float">
            <text:p>-0,986802479431197</text:p>
          </table:table-cell>
        </table:table-row>
        <table:table-row table:style-name="ro1">
          <table:table-cell office:value-type="float" office:value="-0.532503041846129" calcext:value-type="float">
            <text:p>-0,532503041846129</text:p>
          </table:table-cell>
          <table:table-cell office:value-type="float" office:value="-0.557101824180572" calcext:value-type="float">
            <text:p>-0,557101824180572</text:p>
          </table:table-cell>
        </table:table-row>
        <table:table-row table:style-name="ro1">
          <table:table-cell office:value-type="float" office:value="-3.34061969559163" calcext:value-type="float">
            <text:p>-3,34061969559163</text:p>
          </table:table-cell>
          <table:table-cell office:value-type="float" office:value="4.04716468148603" calcext:value-type="float">
            <text:p>4,04716468148603</text:p>
          </table:table-cell>
        </table:table-row>
        <table:table-row table:style-name="ro1">
          <table:table-cell office:value-type="float" office:value="-3.33463180008003" calcext:value-type="float">
            <text:p>-3,33463180008003</text:p>
          </table:table-cell>
          <table:table-cell office:value-type="float" office:value="4.06895388150473" calcext:value-type="float">
            <text:p>4,06895388150473</text:p>
          </table:table-cell>
        </table:table-row>
        <table:table-row table:style-name="ro1">
          <table:table-cell office:value-type="float" office:value="-2.2263783784736" calcext:value-type="float">
            <text:p>-2,2263783784736</text:p>
          </table:table-cell>
          <table:table-cell office:value-type="float" office:value="0.3001046151381" calcext:value-type="float">
            <text:p>0,3001046151381</text:p>
          </table:table-cell>
        </table:table-row>
        <table:table-row table:style-name="ro1">
          <table:table-cell office:value-type="float" office:value="-1.25695528465318" calcext:value-type="float">
            <text:p>-1,25695528465318</text:p>
          </table:table-cell>
          <table:table-cell office:value-type="float" office:value="-0.0937661442517837" calcext:value-type="float">
            <text:p>-0,0937661442517837</text:p>
          </table:table-cell>
        </table:table-row>
        <table:table-row table:style-name="ro1">
          <table:table-cell office:value-type="float" office:value="-2.91395237262678" calcext:value-type="float">
            <text:p>-2,91395237262678</text:p>
          </table:table-cell>
          <table:table-cell office:value-type="float" office:value="0.0960616285023983" calcext:value-type="float">
            <text:p>0,0960616285023983</text:p>
          </table:table-cell>
        </table:table-row>
        <table:table-row table:style-name="ro1">
          <table:table-cell office:value-type="float" office:value="-3.63301798633581" calcext:value-type="float">
            <text:p>-3,63301798633581</text:p>
          </table:table-cell>
          <table:table-cell office:value-type="float" office:value="5.26927089843297" calcext:value-type="float">
            <text:p>5,26927089843297</text:p>
          </table:table-cell>
        </table:table-row>
        <table:table-row table:style-name="ro1">
          <table:table-cell office:value-type="float" office:value="-1.81916671920461" calcext:value-type="float">
            <text:p>-1,81916671920461</text:p>
          </table:table-cell>
          <table:table-cell office:value-type="float" office:value="-1.42845243091005" calcext:value-type="float">
            <text:p>-1,42845243091005</text:p>
          </table:table-cell>
        </table:table-row>
        <table:table-row table:style-name="ro1">
          <table:table-cell office:value-type="float" office:value="-0.513018956276305" calcext:value-type="float">
            <text:p>-0,513018956276305</text:p>
          </table:table-cell>
          <table:table-cell office:value-type="float" office:value="-0.78828781263141" calcext:value-type="float">
            <text:p>-0,78828781263141</text:p>
          </table:table-cell>
        </table:table-row>
        <table:table-row table:style-name="ro1">
          <table:table-cell office:value-type="float" office:value="-3.03120890845274" calcext:value-type="float">
            <text:p>-3,03120890845274</text:p>
          </table:table-cell>
          <table:table-cell office:value-type="float" office:value="5.14799243320588" calcext:value-type="float">
            <text:p>5,14799243320588</text:p>
          </table:table-cell>
        </table:table-row>
        <table:table-row table:style-name="ro1">
          <table:table-cell office:value-type="float" office:value="-2.24024380061146" calcext:value-type="float">
            <text:p>-2,24024380061146</text:p>
          </table:table-cell>
          <table:table-cell office:value-type="float" office:value="-0.269696411028658" calcext:value-type="float">
            <text:p>-0,269696411028658</text:p>
          </table:table-cell>
        </table:table-row>
        <table:table-row table:style-name="ro1">
          <table:table-cell office:value-type="float" office:value="-2.56273975806328" calcext:value-type="float">
            <text:p>-2,56273975806328</text:p>
          </table:table-cell>
          <table:table-cell office:value-type="float" office:value="4.44801011134997" calcext:value-type="float">
            <text:p>4,44801011134997</text:p>
          </table:table-cell>
        </table:table-row>
        <table:table-row table:style-name="ro1">
          <table:table-cell office:value-type="float" office:value="-3.13675845161825" calcext:value-type="float">
            <text:p>-3,13675845161825</text:p>
          </table:table-cell>
          <table:table-cell office:value-type="float" office:value="3.48024572495724" calcext:value-type="float">
            <text:p>3,48024572495724</text:p>
          </table:table-cell>
        </table:table-row>
        <table:table-row table:style-name="ro1">
          <table:table-cell office:value-type="float" office:value="-3.55825760629865" calcext:value-type="float">
            <text:p>-3,55825760629865</text:p>
          </table:table-cell>
          <table:table-cell office:value-type="float" office:value="3.47586264509408" calcext:value-type="float">
            <text:p>3,47586264509408</text:p>
          </table:table-cell>
        </table:table-row>
        <table:table-row table:style-name="ro1">
          <table:table-cell office:value-type="float" office:value="-0.915628345489616" calcext:value-type="float">
            <text:p>-0,915628345489616</text:p>
          </table:table-cell>
          <table:table-cell office:value-type="float" office:value="-0.753336713321677" calcext:value-type="float">
            <text:p>-0,753336713321677</text:p>
          </table:table-cell>
        </table:table-row>
        <table:table-row table:style-name="ro1">
          <table:table-cell office:value-type="float" office:value="-4.72940784408926" calcext:value-type="float">
            <text:p>-4,72940784408926</text:p>
          </table:table-cell>
          <table:table-cell office:value-type="float" office:value="4.23395356763279" calcext:value-type="float">
            <text:p>4,23395356763279</text:p>
          </table:table-cell>
        </table:table-row>
        <table:table-row table:style-name="ro1">
          <table:table-cell office:value-type="float" office:value="-2.57084956571145" calcext:value-type="float">
            <text:p>-2,57084956571145</text:p>
          </table:table-cell>
          <table:table-cell office:value-type="float" office:value="3.76465083508883" calcext:value-type="float">
            <text:p>3,76465083508883</text:p>
          </table:table-cell>
        </table:table-row>
        <table:table-row table:style-name="ro1">
          <table:table-cell office:value-type="float" office:value="-2.96624285821914" calcext:value-type="float">
            <text:p>-2,96624285821914</text:p>
          </table:table-cell>
          <table:table-cell office:value-type="float" office:value="3.34034165516719" calcext:value-type="float">
            <text:p>3,34034165516719</text:p>
          </table:table-cell>
        </table:table-row>
        <table:table-row table:style-name="ro1">
          <table:table-cell office:value-type="float" office:value="-1.00102422389888" calcext:value-type="float">
            <text:p>-1,00102422389888</text:p>
          </table:table-cell>
          <table:table-cell office:value-type="float" office:value="-0.766803152286754" calcext:value-type="float">
            <text:p>-0,766803152286754</text:p>
          </table:table-cell>
        </table:table-row>
        <table:table-row table:style-name="ro1">
          <table:table-cell office:value-type="float" office:value="-1.32701986896978" calcext:value-type="float">
            <text:p>-1,32701986896978</text:p>
          </table:table-cell>
          <table:table-cell office:value-type="float" office:value="-0.471406102921765" calcext:value-type="float">
            <text:p>-0,471406102921765</text:p>
          </table:table-cell>
        </table:table-row>
        <table:table-row table:style-name="ro1">
          <table:table-cell office:value-type="float" office:value="-2.87224062621531" calcext:value-type="float">
            <text:p>-2,87224062621531</text:p>
          </table:table-cell>
          <table:table-cell office:value-type="float" office:value="-0.531754203748244" calcext:value-type="float">
            <text:p>-0,531754203748244</text:p>
          </table:table-cell>
        </table:table-row>
        <table:table-row table:style-name="ro1">
          <table:table-cell office:value-type="float" office:value="-1.46507096249113" calcext:value-type="float">
            <text:p>-1,46507096249113</text:p>
          </table:table-cell>
          <table:table-cell office:value-type="float" office:value="-0.713087320451305" calcext:value-type="float">
            <text:p>-0,713087320451305</text:p>
          </table:table-cell>
        </table:table-row>
        <table:table-row table:style-name="ro1">
          <table:table-cell office:value-type="float" office:value="-1.94479118838317" calcext:value-type="float">
            <text:p>-1,94479118838317</text:p>
          </table:table-cell>
          <table:table-cell office:value-type="float" office:value="-0.554250216135013" calcext:value-type="float">
            <text:p>-0,554250216135013</text:p>
          </table:table-cell>
        </table:table-row>
        <table:table-row table:style-name="ro1">
          <table:table-cell office:value-type="float" office:value="-2.73465334753037" calcext:value-type="float">
            <text:p>-2,73465334753037</text:p>
          </table:table-cell>
          <table:table-cell office:value-type="float" office:value="3.79882539502127" calcext:value-type="float">
            <text:p>3,79882539502127</text:p>
          </table:table-cell>
        </table:table-row>
        <table:table-row table:style-name="ro1">
          <table:table-cell office:value-type="float" office:value="-1.71260201937684" calcext:value-type="float">
            <text:p>-1,71260201937684</text:p>
          </table:table-cell>
          <table:table-cell office:value-type="float" office:value="-0.221628837661248" calcext:value-type="float">
            <text:p>-0,221628837661248</text:p>
          </table:table-cell>
        </table:table-row>
        <table:table-row table:style-name="ro1">
          <table:table-cell office:value-type="float" office:value="-0.963496378447183" calcext:value-type="float">
            <text:p>-0,963496378447183</text:p>
          </table:table-cell>
          <table:table-cell office:value-type="float" office:value="0.352110713361137" calcext:value-type="float">
            <text:p>0,352110713361137</text:p>
          </table:table-cell>
        </table:table-row>
        <table:table-row table:style-name="ro1">
          <table:table-cell office:value-type="float" office:value="-0.737757954349528" calcext:value-type="float">
            <text:p>-0,737757954349528</text:p>
          </table:table-cell>
          <table:table-cell office:value-type="float" office:value="-0.790401519938306" calcext:value-type="float">
            <text:p>-0,790401519938306</text:p>
          </table:table-cell>
        </table:table-row>
        <table:table-row table:style-name="ro1">
          <table:table-cell office:value-type="float" office:value="-3.52976442176153" calcext:value-type="float">
            <text:p>-3,52976442176153</text:p>
          </table:table-cell>
          <table:table-cell office:value-type="float" office:value="4.72967127167469" calcext:value-type="float">
            <text:p>4,72967127167469</text:p>
          </table:table-cell>
        </table:table-row>
        <table:table-row table:style-name="ro1">
          <table:table-cell office:value-type="float" office:value="-4.65316084973388" calcext:value-type="float">
            <text:p>-4,65316084973388</text:p>
          </table:table-cell>
          <table:table-cell office:value-type="float" office:value="3.68372108029698" calcext:value-type="float">
            <text:p>3,68372108029698</text:p>
          </table:table-cell>
        </table:table-row>
        <table:table-row table:style-name="ro1">
          <table:table-cell office:value-type="float" office:value="-4.04534791829663" calcext:value-type="float">
            <text:p>-4,04534791829663</text:p>
          </table:table-cell>
          <table:table-cell office:value-type="float" office:value="4.442519343992" calcext:value-type="float">
            <text:p>4,442519343992</text:p>
          </table:table-cell>
        </table:table-row>
        <table:table-row table:style-name="ro1">
          <table:table-cell office:value-type="float" office:value="-0.197327327044053" calcext:value-type="float">
            <text:p>-0,197327327044053</text:p>
          </table:table-cell>
          <table:table-cell office:value-type="float" office:value="-0.21205845750028" calcext:value-type="float">
            <text:p>-0,21205845750028</text:p>
          </table:table-cell>
        </table:table-row>
        <table:table-row table:style-name="ro1">
          <table:table-cell office:value-type="float" office:value="-4.00249721094066" calcext:value-type="float">
            <text:p>-4,00249721094066</text:p>
          </table:table-cell>
          <table:table-cell office:value-type="float" office:value="5.20250346842044" calcext:value-type="float">
            <text:p>5,20250346842044</text:p>
          </table:table-cell>
        </table:table-row>
        <table:table-row table:style-name="ro1">
          <table:table-cell office:value-type="float" office:value="-1.94840880862588" calcext:value-type="float">
            <text:p>-1,94840880862588</text:p>
          </table:table-cell>
          <table:table-cell office:value-type="float" office:value="0.784394940408917" calcext:value-type="float">
            <text:p>0,784394940408917</text:p>
          </table:table-cell>
        </table:table-row>
        <table:table-row table:style-name="ro1">
          <table:table-cell office:value-type="float" office:value="-1.29352325618988" calcext:value-type="float">
            <text:p>-1,29352325618988</text:p>
          </table:table-cell>
          <table:table-cell office:value-type="float" office:value="0.228310362529273" calcext:value-type="float">
            <text:p>0,228310362529273</text:p>
          </table:table-cell>
        </table:table-row>
        <table:table-row table:style-name="ro1">
          <table:table-cell office:value-type="float" office:value="-2.81965449395839" calcext:value-type="float">
            <text:p>-2,81965449395839</text:p>
          </table:table-cell>
          <table:table-cell office:value-type="float" office:value="3.78302666208672" calcext:value-type="float">
            <text:p>3,78302666208672</text:p>
          </table:table-cell>
        </table:table-row>
        <table:table-row table:style-name="ro1">
          <table:table-cell office:value-type="float" office:value="-2.67197507685198" calcext:value-type="float">
            <text:p>-2,67197507685198</text:p>
          </table:table-cell>
          <table:table-cell office:value-type="float" office:value="4.32836429351763" calcext:value-type="float">
            <text:p>4,32836429351763</text:p>
          </table:table-cell>
        </table:table-row>
        <table:table-row table:style-name="ro1">
          <table:table-cell office:value-type="float" office:value="-1.4005851668903" calcext:value-type="float">
            <text:p>-1,4005851668903</text:p>
          </table:table-cell>
          <table:table-cell office:value-type="float" office:value="-0.767167415660026" calcext:value-type="float">
            <text:p>-0,767167415660026</text:p>
          </table:table-cell>
        </table:table-row>
        <table:table-row table:style-name="ro1">
          <table:table-cell office:value-type="float" office:value="-3.5754612520541" calcext:value-type="float">
            <text:p>-3,5754612520541</text:p>
          </table:table-cell>
          <table:table-cell office:value-type="float" office:value="3.98649868449805" calcext:value-type="float">
            <text:p>3,98649868449805</text:p>
          </table:table-cell>
        </table:table-row>
        <table:table-row table:style-name="ro1">
          <table:table-cell office:value-type="float" office:value="-2.44967221935008" calcext:value-type="float">
            <text:p>-2,44967221935008</text:p>
          </table:table-cell>
          <table:table-cell office:value-type="float" office:value="4.19650430295757" calcext:value-type="float">
            <text:p>4,19650430295757</text:p>
          </table:table-cell>
        </table:table-row>
        <table:table-row table:style-name="ro1">
          <table:table-cell office:value-type="float" office:value="-2.34921230579716" calcext:value-type="float">
            <text:p>-2,34921230579716</text:p>
          </table:table-cell>
          <table:table-cell office:value-type="float" office:value="-0.992776906044927" calcext:value-type="float">
            <text:p>-0,992776906044927</text:p>
          </table:table-cell>
        </table:table-row>
        <table:table-row table:style-name="ro1">
          <table:table-cell office:value-type="float" office:value="-2.14656282560703" calcext:value-type="float">
            <text:p>-2,14656282560703</text:p>
          </table:table-cell>
          <table:table-cell office:value-type="float" office:value="0.834837099753438" calcext:value-type="float">
            <text:p>0,834837099753438</text:p>
          </table:table-cell>
        </table:table-row>
        <table:table-row table:style-name="ro1">
          <table:table-cell office:value-type="float" office:value="-0.749479103908329" calcext:value-type="float">
            <text:p>-0,749479103908329</text:p>
          </table:table-cell>
          <table:table-cell office:value-type="float" office:value="-0.692323907880381" calcext:value-type="float">
            <text:p>-0,692323907880381</text:p>
          </table:table-cell>
        </table:table-row>
        <table:table-row table:style-name="ro1">
          <table:table-cell office:value-type="float" office:value="-4.62171845985888" calcext:value-type="float">
            <text:p>-4,62171845985888</text:p>
          </table:table-cell>
          <table:table-cell office:value-type="float" office:value="4.17037894048286" calcext:value-type="float">
            <text:p>4,17037894048286</text:p>
          </table:table-cell>
        </table:table-row>
        <table:table-row table:style-name="ro1">
          <table:table-cell office:value-type="float" office:value="-2.18758838159048" calcext:value-type="float">
            <text:p>-2,18758838159048</text:p>
          </table:table-cell>
          <table:table-cell office:value-type="float" office:value="-0.113995027466362" calcext:value-type="float">
            <text:p>-0,113995027466362</text:p>
          </table:table-cell>
        </table:table-row>
        <table:table-row table:style-name="ro1">
          <table:table-cell office:value-type="float" office:value="-3.64741991613263" calcext:value-type="float">
            <text:p>-3,64741991613263</text:p>
          </table:table-cell>
          <table:table-cell office:value-type="float" office:value="4.52119057779217" calcext:value-type="float">
            <text:p>4,52119057779217</text:p>
          </table:table-cell>
        </table:table-row>
        <table:table-row table:style-name="ro1">
          <table:table-cell office:value-type="float" office:value="-3.79709672582477" calcext:value-type="float">
            <text:p>-3,79709672582477</text:p>
          </table:table-cell>
          <table:table-cell office:value-type="float" office:value="4.65431388540748" calcext:value-type="float">
            <text:p>4,65431388540748</text:p>
          </table:table-cell>
        </table:table-row>
        <table:table-row table:style-name="ro1">
          <table:table-cell office:value-type="float" office:value="-1.01607158236515" calcext:value-type="float">
            <text:p>-1,01607158236515</text:p>
          </table:table-cell>
          <table:table-cell office:value-type="float" office:value="0.506400999900522" calcext:value-type="float">
            <text:p>0,506400999900522</text:p>
          </table:table-cell>
        </table:table-row>
        <table:table-row table:style-name="ro1">
          <table:table-cell office:value-type="float" office:value="-1.09526043185664" calcext:value-type="float">
            <text:p>-1,09526043185664</text:p>
          </table:table-cell>
          <table:table-cell office:value-type="float" office:value="-0.591930284059545" calcext:value-type="float">
            <text:p>-0,591930284059545</text:p>
          </table:table-cell>
        </table:table-row>
        <table:table-row table:style-name="ro1">
          <table:table-cell office:value-type="float" office:value="-3.96980092752095" calcext:value-type="float">
            <text:p>-3,96980092752095</text:p>
          </table:table-cell>
          <table:table-cell office:value-type="float" office:value="4.10625941341875" calcext:value-type="float">
            <text:p>4,10625941341875</text:p>
          </table:table-cell>
        </table:table-row>
        <table:table-row table:style-name="ro1">
          <table:table-cell office:value-type="float" office:value="-3.01285764499141" calcext:value-type="float">
            <text:p>-3,01285764499141</text:p>
          </table:table-cell>
          <table:table-cell office:value-type="float" office:value="-0.128144263438912" calcext:value-type="float">
            <text:p>-0,128144263438912</text:p>
          </table:table-cell>
        </table:table-row>
        <table:table-row table:style-name="ro1">
          <table:table-cell office:value-type="float" office:value="-3.21770380121161" calcext:value-type="float">
            <text:p>-3,21770380121161</text:p>
          </table:table-cell>
          <table:table-cell office:value-type="float" office:value="4.97122886052381" calcext:value-type="float">
            <text:p>4,97122886052381</text:p>
          </table:table-cell>
        </table:table-row>
        <table:table-row table:style-name="ro1">
          <table:table-cell office:value-type="float" office:value="-2.76697235398211" calcext:value-type="float">
            <text:p>-2,76697235398211</text:p>
          </table:table-cell>
          <table:table-cell office:value-type="float" office:value="5.07410645762182" calcext:value-type="float">
            <text:p>5,07410645762182</text:p>
          </table:table-cell>
        </table:table-row>
        <table:table-row table:style-name="ro1">
          <table:table-cell office:value-type="float" office:value="-2.29885061307549" calcext:value-type="float">
            <text:p>-2,29885061307549</text:p>
          </table:table-cell>
          <table:table-cell office:value-type="float" office:value="0.209291899343052" calcext:value-type="float">
            <text:p>0,209291899343052</text:p>
          </table:table-cell>
        </table:table-row>
        <table:table-row table:style-name="ro1">
          <table:table-cell office:value-type="float" office:value="-1.85033062573336" calcext:value-type="float">
            <text:p>-1,85033062573336</text:p>
          </table:table-cell>
          <table:table-cell office:value-type="float" office:value="-0.0249838432434466" calcext:value-type="float">
            <text:p>-0,0249838432434466</text:p>
          </table:table-cell>
        </table:table-row>
        <table:table-row table:style-name="ro1">
          <table:table-cell office:value-type="float" office:value="-3.17750717205714" calcext:value-type="float">
            <text:p>-3,17750717205714</text:p>
          </table:table-cell>
          <table:table-cell office:value-type="float" office:value="4.18708090290273" calcext:value-type="float">
            <text:p>4,18708090290273</text:p>
          </table:table-cell>
        </table:table-row>
        <table:table-row table:style-name="ro1">
          <table:table-cell office:value-type="float" office:value="-2.53299202543147" calcext:value-type="float">
            <text:p>-2,53299202543147</text:p>
          </table:table-cell>
          <table:table-cell office:value-type="float" office:value="-0.230784493515378" calcext:value-type="float">
            <text:p>-0,230784493515378</text:p>
          </table:table-cell>
        </table:table-row>
        <table:table-row table:style-name="ro1">
          <table:table-cell office:value-type="float" office:value="-3.48944541451465" calcext:value-type="float">
            <text:p>-3,48944541451465</text:p>
          </table:table-cell>
          <table:table-cell office:value-type="float" office:value="5.06688888163994" calcext:value-type="float">
            <text:p>5,06688888163994</text:p>
          </table:table-cell>
        </table:table-row>
        <table:table-row table:style-name="ro1">
          <table:table-cell office:value-type="float" office:value="-2.00485823848469" calcext:value-type="float">
            <text:p>-2,00485823848469</text:p>
          </table:table-cell>
          <table:table-cell office:value-type="float" office:value="0.0683307154230164" calcext:value-type="float">
            <text:p>0,0683307154230164</text:p>
          </table:table-cell>
        </table:table-row>
        <table:table-row table:style-name="ro1">
          <table:table-cell office:value-type="float" office:value="-3.49885050376463" calcext:value-type="float">
            <text:p>-3,49885050376463</text:p>
          </table:table-cell>
          <table:table-cell office:value-type="float" office:value="4.20642245828101" calcext:value-type="float">
            <text:p>4,20642245828101</text:p>
          </table:table-cell>
        </table:table-row>
        <table:table-row table:style-name="ro1">
          <table:table-cell office:value-type="float" office:value="-3.0447924976354" calcext:value-type="float">
            <text:p>-3,0447924976354</text:p>
          </table:table-cell>
          <table:table-cell office:value-type="float" office:value="3.17637131337917" calcext:value-type="float">
            <text:p>3,17637131337917</text:p>
          </table:table-cell>
        </table:table-row>
        <table:table-row table:style-name="ro1">
          <table:table-cell office:value-type="float" office:value="-3.43924121305765" calcext:value-type="float">
            <text:p>-3,43924121305765</text:p>
          </table:table-cell>
          <table:table-cell office:value-type="float" office:value="4.48992158606662" calcext:value-type="float">
            <text:p>4,48992158606662</text:p>
          </table:table-cell>
        </table:table-row>
        <table:table-row table:style-name="ro1">
          <table:table-cell office:value-type="float" office:value="-3.11903816175457" calcext:value-type="float">
            <text:p>-3,11903816175457</text:p>
          </table:table-cell>
          <table:table-cell office:value-type="float" office:value="4.49767582420534" calcext:value-type="float">
            <text:p>4,49767582420534</text:p>
          </table:table-cell>
        </table:table-row>
        <table:table-row table:style-name="ro1">
          <table:table-cell office:value-type="float" office:value="-4.02715013928602" calcext:value-type="float">
            <text:p>-4,02715013928602</text:p>
          </table:table-cell>
          <table:table-cell office:value-type="float" office:value="3.49920012665575" calcext:value-type="float">
            <text:p>3,49920012665575</text:p>
          </table:table-cell>
        </table:table-row>
        <table:table-row table:style-name="ro1">
          <table:table-cell office:value-type="float" office:value="-4.00787671554114" calcext:value-type="float">
            <text:p>-4,00787671554114</text:p>
          </table:table-cell>
          <table:table-cell office:value-type="float" office:value="4.55221334812031" calcext:value-type="float">
            <text:p>4,55221334812031</text:p>
          </table:table-cell>
        </table:table-row>
        <table:table-row table:style-name="ro1">
          <table:table-cell office:value-type="float" office:value="-2.09589278833363" calcext:value-type="float">
            <text:p>-2,09589278833363</text:p>
          </table:table-cell>
          <table:table-cell office:value-type="float" office:value="-0.0477328946243838" calcext:value-type="float">
            <text:p>-0,0477328946243838</text:p>
          </table:table-cell>
        </table:table-row>
        <table:table-row table:style-name="ro1">
          <table:table-cell office:value-type="float" office:value="-1.81725417411454" calcext:value-type="float">
            <text:p>-1,81725417411454</text:p>
          </table:table-cell>
          <table:table-cell office:value-type="float" office:value="-0.753307971143614" calcext:value-type="float">
            <text:p>-0,753307971143614</text:p>
          </table:table-cell>
        </table:table-row>
        <table:table-row table:style-name="ro1">
          <table:table-cell office:value-type="float" office:value="-3.83533426092865" calcext:value-type="float">
            <text:p>-3,83533426092865</text:p>
          </table:table-cell>
          <table:table-cell office:value-type="float" office:value="5.17287871425922" calcext:value-type="float">
            <text:p>5,17287871425922</text:p>
          </table:table-cell>
        </table:table-row>
        <table:table-row table:style-name="ro1">
          <table:table-cell office:value-type="float" office:value="-2.13325219369683" calcext:value-type="float">
            <text:p>-2,13325219369683</text:p>
          </table:table-cell>
          <table:table-cell office:value-type="float" office:value="-0.191125859122614" calcext:value-type="float">
            <text:p>-0,191125859122614</text:p>
          </table:table-cell>
        </table:table-row>
        <table:table-row table:style-name="ro1">
          <table:table-cell office:value-type="float" office:value="-2.20278470233927" calcext:value-type="float">
            <text:p>-2,20278470233927</text:p>
          </table:table-cell>
          <table:table-cell office:value-type="float" office:value="-0.600746187110706" calcext:value-type="float">
            <text:p>-0,600746187110706</text:p>
          </table:table-cell>
        </table:table-row>
        <table:table-row table:style-name="ro1">
          <table:table-cell office:value-type="float" office:value="-0.940216136190538" calcext:value-type="float">
            <text:p>-0,940216136190538</text:p>
          </table:table-cell>
          <table:table-cell office:value-type="float" office:value="0.0707954922002128" calcext:value-type="float">
            <text:p>0,0707954922002128</text:p>
          </table:table-cell>
        </table:table-row>
        <table:table-row table:style-name="ro1">
          <table:table-cell office:value-type="float" office:value="-1.99108305830214" calcext:value-type="float">
            <text:p>-1,99108305830214</text:p>
          </table:table-cell>
          <table:table-cell office:value-type="float" office:value="0.803561855376773" calcext:value-type="float">
            <text:p>0,803561855376773</text:p>
          </table:table-cell>
        </table:table-row>
        <table:table-row table:style-name="ro1">
          <table:table-cell office:value-type="float" office:value="-1.84363837462395" calcext:value-type="float">
            <text:p>-1,84363837462395</text:p>
          </table:table-cell>
          <table:table-cell office:value-type="float" office:value="-1.16457449586729" calcext:value-type="float">
            <text:p>-1,16457449586729</text:p>
          </table:table-cell>
        </table:table-row>
        <table:table-row table:style-name="ro1">
          <table:table-cell office:value-type="float" office:value="-1.92770752018611" calcext:value-type="float">
            <text:p>-1,92770752018611</text:p>
          </table:table-cell>
          <table:table-cell office:value-type="float" office:value="-0.741520815612284" calcext:value-type="float">
            <text:p>-0,741520815612284</text:p>
          </table:table-cell>
        </table:table-row>
        <table:table-row table:style-name="ro1">
          <table:table-cell office:value-type="float" office:value="-3.35050255317252" calcext:value-type="float">
            <text:p>-3,35050255317252</text:p>
          </table:table-cell>
          <table:table-cell office:value-type="float" office:value="3.61356334963862" calcext:value-type="float">
            <text:p>3,61356334963862</text:p>
          </table:table-cell>
        </table:table-row>
        <table:table-row table:style-name="ro1">
          <table:table-cell office:value-type="float" office:value="-3.1163153603275" calcext:value-type="float">
            <text:p>-3,1163153603275</text:p>
          </table:table-cell>
          <table:table-cell office:value-type="float" office:value="3.13548813069017" calcext:value-type="float">
            <text:p>3,13548813069017</text:p>
          </table:table-cell>
        </table:table-row>
        <table:table-row table:style-name="ro1">
          <table:table-cell office:value-type="float" office:value="-1.13835377620024" calcext:value-type="float">
            <text:p>-1,13835377620024</text:p>
          </table:table-cell>
          <table:table-cell office:value-type="float" office:value="-0.432360061507331" calcext:value-type="float">
            <text:p>-0,432360061507331</text:p>
          </table:table-cell>
        </table:table-row>
        <table:table-row table:style-name="ro1">
          <table:table-cell office:value-type="float" office:value="-4.40376917874366" calcext:value-type="float">
            <text:p>-4,40376917874366</text:p>
          </table:table-cell>
          <table:table-cell office:value-type="float" office:value="4.44022023961944" calcext:value-type="float">
            <text:p>4,44022023961944</text:p>
          </table:table-cell>
        </table:table-row>
        <table:table-row table:style-name="ro1">
          <table:table-cell office:value-type="float" office:value="-4.18419334309652" calcext:value-type="float">
            <text:p>-4,18419334309652</text:p>
          </table:table-cell>
          <table:table-cell office:value-type="float" office:value="3.53701134847947" calcext:value-type="float">
            <text:p>3,53701134847947</text:p>
          </table:table-cell>
        </table:table-row>
        <table:table-row table:style-name="ro1">
          <table:table-cell office:value-type="float" office:value="-1.64734100851714" calcext:value-type="float">
            <text:p>-1,64734100851714</text:p>
          </table:table-cell>
          <table:table-cell office:value-type="float" office:value="0.316338044486913" calcext:value-type="float">
            <text:p>0,316338044486913</text:p>
          </table:table-cell>
        </table:table-row>
        <table:table-row table:style-name="ro1">
          <table:table-cell office:value-type="float" office:value="-0.805526547222094" calcext:value-type="float">
            <text:p>-0,805526547222094</text:p>
          </table:table-cell>
          <table:table-cell office:value-type="float" office:value="-0.726758766760032" calcext:value-type="float">
            <text:p>-0,726758766760032</text:p>
          </table:table-cell>
        </table:table-row>
        <table:table-row table:style-name="ro1">
          <table:table-cell office:value-type="float" office:value="-4.34033549217288" calcext:value-type="float">
            <text:p>-4,34033549217288</text:p>
          </table:table-cell>
          <table:table-cell office:value-type="float" office:value="4.61569796276967" calcext:value-type="float">
            <text:p>4,61569796276967</text:p>
          </table:table-cell>
        </table:table-row>
        <table:table-row table:style-name="ro1">
          <table:table-cell office:value-type="float" office:value="-4.24021130895216" calcext:value-type="float">
            <text:p>-4,24021130895216</text:p>
          </table:table-cell>
          <table:table-cell office:value-type="float" office:value="4.08898409901813" calcext:value-type="float">
            <text:p>4,08898409901813</text:p>
          </table:table-cell>
        </table:table-row>
        <table:table-row table:style-name="ro1">
          <table:table-cell office:value-type="float" office:value="-2.62484979045412" calcext:value-type="float">
            <text:p>-2,62484979045412</text:p>
          </table:table-cell>
          <table:table-cell office:value-type="float" office:value="4.07904715306853" calcext:value-type="float">
            <text:p>4,07904715306853</text:p>
          </table:table-cell>
        </table:table-row>
        <table:table-row table:style-name="ro1">
          <table:table-cell office:value-type="float" office:value="-0.719688276986466" calcext:value-type="float">
            <text:p>-0,719688276986466</text:p>
          </table:table-cell>
          <table:table-cell office:value-type="float" office:value="-0.948628907858396" calcext:value-type="float">
            <text:p>-0,948628907858396</text:p>
          </table:table-cell>
        </table:table-row>
        <table:table-row table:style-name="ro1">
          <table:table-cell office:value-type="float" office:value="-1.43687323879636" calcext:value-type="float">
            <text:p>-1,43687323879636</text:p>
          </table:table-cell>
          <table:table-cell office:value-type="float" office:value="-0.392834127308691" calcext:value-type="float">
            <text:p>-0,392834127308691</text:p>
          </table:table-cell>
        </table:table-row>
        <table:table-row table:style-name="ro1">
          <table:table-cell office:value-type="float" office:value="-4.07792363299074" calcext:value-type="float">
            <text:p>-4,07792363299074</text:p>
          </table:table-cell>
          <table:table-cell office:value-type="float" office:value="5.01946859690103" calcext:value-type="float">
            <text:p>5,01946859690103</text:p>
          </table:table-cell>
        </table:table-row>
        <table:table-row table:style-name="ro1">
          <table:table-cell office:value-type="float" office:value="-4.05805746939523" calcext:value-type="float">
            <text:p>-4,05805746939523</text:p>
          </table:table-cell>
          <table:table-cell office:value-type="float" office:value="4.26743471541469" calcext:value-type="float">
            <text:p>4,26743471541469</text:p>
          </table:table-cell>
        </table:table-row>
        <table:table-row table:style-name="ro1">
          <table:table-cell office:value-type="float" office:value="-4.05014480018127" calcext:value-type="float">
            <text:p>-4,05014480018127</text:p>
          </table:table-cell>
          <table:table-cell office:value-type="float" office:value="3.65850696881874" calcext:value-type="float">
            <text:p>3,65850696881874</text:p>
          </table:table-cell>
        </table:table-row>
      </table:table>
      <table:named-expressions/>
      <table:database-ranges>
        <table:database-range table:name="__Anonymous_Sheet_DB__0" table:target-range-address="Лист1.A1:Лист1.B1048576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20:52:59.234969600</meta:creation-date>
    <dc:date>2026-04-18T21:19:03.363621800</dc:date>
    <meta:editing-duration>PT15M41S</meta:editing-duration>
    <meta:editing-cycles>1</meta:editing-cycles>
    <meta:document-statistic meta:table-count="1" meta:cell-count="200" meta:object-count="1"/>
    <meta:generator>LibreOffice/26.2.1.2$Windows_X86_64 LibreOffice_project/620$Build-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37cm" svg:y="4.201cm" style:legend-expansion="high" chart:style-name="ch2"/>
        <chart:plot-area chart:style-name="ch3" svg:x="0.32cm" svg:y="0.18cm" svg:width="12.897cm" svg:height="8.64cm">
          <chart:coordinate-region svg:x="0.473cm" svg:y="0.379cm" svg:width="12.64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100" chart:class="chart:scatter">
            <chart:domain table:cell-range-address="Лист1.A1:Лист1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4886442492715">
                <text:p>-1.34886442492715</text:p>
                <draw:g>
                  <svg:desc>Лист1.A1:Лист1.A100</svg:desc>
                </draw:g>
              </table:table-cell>
              <table:table-cell office:value-type="float" office:value="-0.847177691527377">
                <text:p>-0.847177691527377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25074683883622">
                <text:p>-4.25074683883622</text:p>
              </table:table-cell>
              <table:table-cell office:value-type="float" office:value="4.95741541214929">
                <text:p>4.95741541214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51344715383123">
                <text:p>-3.51344715383123</text:p>
              </table:table-cell>
              <table:table-cell office:value-type="float" office:value="4.24777295513655">
                <text:p>4.24777295513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633657974252">
                <text:p>-3.633657974252</text:p>
              </table:table-cell>
              <table:table-cell office:value-type="float" office:value="3.42978132040884">
                <text:p>3.42978132040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79609331037428">
                <text:p>-0.979609331037428</text:p>
              </table:table-cell>
              <table:table-cell office:value-type="float" office:value="-0.0159976692991108">
                <text:p>-0.0159976692991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44312831688623">
                <text:p>-0.644312831688623</text:p>
              </table:table-cell>
              <table:table-cell office:value-type="float" office:value="0.305734811685567">
                <text:p>0.305734811685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1335760077875">
                <text:p>-1.71335760077875</text:p>
              </table:table-cell>
              <table:table-cell office:value-type="float" office:value="-0.89003349509438">
                <text:p>-0.89003349509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2706796509078">
                <text:p>-2.32706796509078</text:p>
              </table:table-cell>
              <table:table-cell office:value-type="float" office:value="-0.0913913502085006">
                <text:p>-0.0913913502085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47451577320798">
                <text:p>-4.47451577320798</text:p>
              </table:table-cell>
              <table:table-cell office:value-type="float" office:value="4.59032830739949">
                <text:p>4.59032830739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9134710252879">
                <text:p>-4.19134710252879</text:p>
              </table:table-cell>
              <table:table-cell office:value-type="float" office:value="4.01341637706488">
                <text:p>4.0134163770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3948923267589">
                <text:p>-4.3948923267589</text:p>
              </table:table-cell>
              <table:table-cell office:value-type="float" office:value="4.51689609896892">
                <text:p>4.51689609896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622443797063">
                <text:p>-1.622443797063</text:p>
              </table:table-cell>
              <table:table-cell office:value-type="float" office:value="-0.986802479431197">
                <text:p>-0.986802479431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32503041846129">
                <text:p>-0.532503041846129</text:p>
              </table:table-cell>
              <table:table-cell office:value-type="float" office:value="-0.557101824180572">
                <text:p>-0.557101824180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4061969559163">
                <text:p>-3.34061969559163</text:p>
              </table:table-cell>
              <table:table-cell office:value-type="float" office:value="4.04716468148603">
                <text:p>4.04716468148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3463180008003">
                <text:p>-3.33463180008003</text:p>
              </table:table-cell>
              <table:table-cell office:value-type="float" office:value="4.06895388150473">
                <text:p>4.06895388150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2263783784736">
                <text:p>-2.2263783784736</text:p>
              </table:table-cell>
              <table:table-cell office:value-type="float" office:value="0.3001046151381">
                <text:p>0.3001046151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5695528465318">
                <text:p>-1.25695528465318</text:p>
              </table:table-cell>
              <table:table-cell office:value-type="float" office:value="-0.0937661442517837">
                <text:p>-0.0937661442517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91395237262678">
                <text:p>-2.91395237262678</text:p>
              </table:table-cell>
              <table:table-cell office:value-type="float" office:value="0.0960616285023983">
                <text:p>0.0960616285023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63301798633581">
                <text:p>-3.63301798633581</text:p>
              </table:table-cell>
              <table:table-cell office:value-type="float" office:value="5.26927089843297">
                <text:p>5.26927089843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1916671920461">
                <text:p>-1.81916671920461</text:p>
              </table:table-cell>
              <table:table-cell office:value-type="float" office:value="-1.42845243091005">
                <text:p>-1.42845243091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13018956276305">
                <text:p>-0.513018956276305</text:p>
              </table:table-cell>
              <table:table-cell office:value-type="float" office:value="-0.78828781263141">
                <text:p>-0.78828781263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03120890845274">
                <text:p>-3.03120890845274</text:p>
              </table:table-cell>
              <table:table-cell office:value-type="float" office:value="5.14799243320588">
                <text:p>5.14799243320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4024380061146">
                <text:p>-2.24024380061146</text:p>
              </table:table-cell>
              <table:table-cell office:value-type="float" office:value="-0.269696411028658">
                <text:p>-0.2696964110286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56273975806328">
                <text:p>-2.56273975806328</text:p>
              </table:table-cell>
              <table:table-cell office:value-type="float" office:value="4.44801011134997">
                <text:p>4.44801011134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13675845161825">
                <text:p>-3.13675845161825</text:p>
              </table:table-cell>
              <table:table-cell office:value-type="float" office:value="3.48024572495724">
                <text:p>3.480245724957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55825760629865">
                <text:p>-3.55825760629865</text:p>
              </table:table-cell>
              <table:table-cell office:value-type="float" office:value="3.47586264509408">
                <text:p>3.47586264509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15628345489616">
                <text:p>-0.915628345489616</text:p>
              </table:table-cell>
              <table:table-cell office:value-type="float" office:value="-0.753336713321677">
                <text:p>-0.753336713321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72940784408926">
                <text:p>-4.72940784408926</text:p>
              </table:table-cell>
              <table:table-cell office:value-type="float" office:value="4.23395356763279">
                <text:p>4.23395356763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57084956571145">
                <text:p>-2.57084956571145</text:p>
              </table:table-cell>
              <table:table-cell office:value-type="float" office:value="3.76465083508883">
                <text:p>3.76465083508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96624285821914">
                <text:p>-2.96624285821914</text:p>
              </table:table-cell>
              <table:table-cell office:value-type="float" office:value="3.34034165516719">
                <text:p>3.34034165516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0102422389888">
                <text:p>-1.00102422389888</text:p>
              </table:table-cell>
              <table:table-cell office:value-type="float" office:value="-0.766803152286754">
                <text:p>-0.766803152286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32701986896978">
                <text:p>-1.32701986896978</text:p>
              </table:table-cell>
              <table:table-cell office:value-type="float" office:value="-0.471406102921765">
                <text:p>-0.471406102921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87224062621531">
                <text:p>-2.87224062621531</text:p>
              </table:table-cell>
              <table:table-cell office:value-type="float" office:value="-0.531754203748244">
                <text:p>-0.531754203748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46507096249113">
                <text:p>-1.46507096249113</text:p>
              </table:table-cell>
              <table:table-cell office:value-type="float" office:value="-0.713087320451305">
                <text:p>-0.713087320451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94479118838317">
                <text:p>-1.94479118838317</text:p>
              </table:table-cell>
              <table:table-cell office:value-type="float" office:value="-0.554250216135013">
                <text:p>-0.554250216135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3465334753037">
                <text:p>-2.73465334753037</text:p>
              </table:table-cell>
              <table:table-cell office:value-type="float" office:value="3.79882539502127">
                <text:p>3.79882539502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71260201937684">
                <text:p>-1.71260201937684</text:p>
              </table:table-cell>
              <table:table-cell office:value-type="float" office:value="-0.221628837661248">
                <text:p>-0.221628837661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63496378447183">
                <text:p>-0.963496378447183</text:p>
              </table:table-cell>
              <table:table-cell office:value-type="float" office:value="0.352110713361137">
                <text:p>0.352110713361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37757954349528">
                <text:p>-0.737757954349528</text:p>
              </table:table-cell>
              <table:table-cell office:value-type="float" office:value="-0.790401519938306">
                <text:p>-0.790401519938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52976442176153">
                <text:p>-3.52976442176153</text:p>
              </table:table-cell>
              <table:table-cell office:value-type="float" office:value="4.72967127167469">
                <text:p>4.72967127167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65316084973388">
                <text:p>-4.65316084973388</text:p>
              </table:table-cell>
              <table:table-cell office:value-type="float" office:value="3.68372108029698">
                <text:p>3.68372108029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04534791829663">
                <text:p>-4.04534791829663</text:p>
              </table:table-cell>
              <table:table-cell office:value-type="float" office:value="4.442519343992">
                <text:p>4.442519343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97327327044053">
                <text:p>-0.197327327044053</text:p>
              </table:table-cell>
              <table:table-cell office:value-type="float" office:value="-0.21205845750028">
                <text:p>-0.212058457500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00249721094066">
                <text:p>-4.00249721094066</text:p>
              </table:table-cell>
              <table:table-cell office:value-type="float" office:value="5.20250346842044">
                <text:p>5.202503468420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94840880862588">
                <text:p>-1.94840880862588</text:p>
              </table:table-cell>
              <table:table-cell office:value-type="float" office:value="0.784394940408917">
                <text:p>0.784394940408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29352325618988">
                <text:p>-1.29352325618988</text:p>
              </table:table-cell>
              <table:table-cell office:value-type="float" office:value="0.228310362529273">
                <text:p>0.228310362529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81965449395839">
                <text:p>-2.81965449395839</text:p>
              </table:table-cell>
              <table:table-cell office:value-type="float" office:value="3.78302666208672">
                <text:p>3.78302666208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67197507685198">
                <text:p>-2.67197507685198</text:p>
              </table:table-cell>
              <table:table-cell office:value-type="float" office:value="4.32836429351763">
                <text:p>4.328364293517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4005851668903">
                <text:p>-1.4005851668903</text:p>
              </table:table-cell>
              <table:table-cell office:value-type="float" office:value="-0.767167415660026">
                <text:p>-0.767167415660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754612520541">
                <text:p>-3.5754612520541</text:p>
              </table:table-cell>
              <table:table-cell office:value-type="float" office:value="3.98649868449805">
                <text:p>3.98649868449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44967221935008">
                <text:p>-2.44967221935008</text:p>
              </table:table-cell>
              <table:table-cell office:value-type="float" office:value="4.19650430295757">
                <text:p>4.19650430295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34921230579716">
                <text:p>-2.34921230579716</text:p>
              </table:table-cell>
              <table:table-cell office:value-type="float" office:value="-0.992776906044927">
                <text:p>-0.992776906044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14656282560703">
                <text:p>-2.14656282560703</text:p>
              </table:table-cell>
              <table:table-cell office:value-type="float" office:value="0.834837099753438">
                <text:p>0.8348370997534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49479103908329">
                <text:p>-0.749479103908329</text:p>
              </table:table-cell>
              <table:table-cell office:value-type="float" office:value="-0.692323907880381">
                <text:p>-0.6923239078803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2171845985888">
                <text:p>-4.62171845985888</text:p>
              </table:table-cell>
              <table:table-cell office:value-type="float" office:value="4.17037894048286">
                <text:p>4.170378940482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18758838159048">
                <text:p>-2.18758838159048</text:p>
              </table:table-cell>
              <table:table-cell office:value-type="float" office:value="-0.113995027466362">
                <text:p>-0.113995027466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64741991613263">
                <text:p>-3.64741991613263</text:p>
              </table:table-cell>
              <table:table-cell office:value-type="float" office:value="4.52119057779217">
                <text:p>4.52119057779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79709672582477">
                <text:p>-3.79709672582477</text:p>
              </table:table-cell>
              <table:table-cell office:value-type="float" office:value="4.65431388540748">
                <text:p>4.65431388540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01607158236515">
                <text:p>-1.01607158236515</text:p>
              </table:table-cell>
              <table:table-cell office:value-type="float" office:value="0.506400999900522">
                <text:p>0.5064009999005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09526043185664">
                <text:p>-1.09526043185664</text:p>
              </table:table-cell>
              <table:table-cell office:value-type="float" office:value="-0.591930284059545">
                <text:p>-0.591930284059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6980092752095">
                <text:p>-3.96980092752095</text:p>
              </table:table-cell>
              <table:table-cell office:value-type="float" office:value="4.10625941341875">
                <text:p>4.1062594134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01285764499141">
                <text:p>-3.01285764499141</text:p>
              </table:table-cell>
              <table:table-cell office:value-type="float" office:value="-0.128144263438912">
                <text:p>-0.128144263438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21770380121161">
                <text:p>-3.21770380121161</text:p>
              </table:table-cell>
              <table:table-cell office:value-type="float" office:value="4.97122886052381">
                <text:p>4.97122886052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76697235398211">
                <text:p>-2.76697235398211</text:p>
              </table:table-cell>
              <table:table-cell office:value-type="float" office:value="5.07410645762182">
                <text:p>5.07410645762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29885061307549">
                <text:p>-2.29885061307549</text:p>
              </table:table-cell>
              <table:table-cell office:value-type="float" office:value="0.209291899343052">
                <text:p>0.209291899343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85033062573336">
                <text:p>-1.85033062573336</text:p>
              </table:table-cell>
              <table:table-cell office:value-type="float" office:value="-0.0249838432434466">
                <text:p>-0.02498384324344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17750717205714">
                <text:p>-3.17750717205714</text:p>
              </table:table-cell>
              <table:table-cell office:value-type="float" office:value="4.18708090290273">
                <text:p>4.187080902902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53299202543147">
                <text:p>-2.53299202543147</text:p>
              </table:table-cell>
              <table:table-cell office:value-type="float" office:value="-0.230784493515378">
                <text:p>-0.2307844935153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48944541451465">
                <text:p>-3.48944541451465</text:p>
              </table:table-cell>
              <table:table-cell office:value-type="float" office:value="5.06688888163994">
                <text:p>5.06688888163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00485823848469">
                <text:p>-2.00485823848469</text:p>
              </table:table-cell>
              <table:table-cell office:value-type="float" office:value="0.0683307154230164">
                <text:p>0.06833071542301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49885050376463">
                <text:p>-3.49885050376463</text:p>
              </table:table-cell>
              <table:table-cell office:value-type="float" office:value="4.20642245828101">
                <text:p>4.206422458281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0447924976354">
                <text:p>-3.0447924976354</text:p>
              </table:table-cell>
              <table:table-cell office:value-type="float" office:value="3.17637131337917">
                <text:p>3.17637131337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43924121305765">
                <text:p>-3.43924121305765</text:p>
              </table:table-cell>
              <table:table-cell office:value-type="float" office:value="4.48992158606662">
                <text:p>4.489921586066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11903816175457">
                <text:p>-3.11903816175457</text:p>
              </table:table-cell>
              <table:table-cell office:value-type="float" office:value="4.49767582420534">
                <text:p>4.49767582420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.02715013928602">
                <text:p>-4.02715013928602</text:p>
              </table:table-cell>
              <table:table-cell office:value-type="float" office:value="3.49920012665575">
                <text:p>3.49920012665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00787671554114">
                <text:p>-4.00787671554114</text:p>
              </table:table-cell>
              <table:table-cell office:value-type="float" office:value="4.55221334812031">
                <text:p>4.552213348120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09589278833363">
                <text:p>-2.09589278833363</text:p>
              </table:table-cell>
              <table:table-cell office:value-type="float" office:value="-0.0477328946243838">
                <text:p>-0.04773289462438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81725417411454">
                <text:p>-1.81725417411454</text:p>
              </table:table-cell>
              <table:table-cell office:value-type="float" office:value="-0.753307971143614">
                <text:p>-0.7533079711436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83533426092865">
                <text:p>-3.83533426092865</text:p>
              </table:table-cell>
              <table:table-cell office:value-type="float" office:value="5.17287871425922">
                <text:p>5.17287871425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3325219369683">
                <text:p>-2.13325219369683</text:p>
              </table:table-cell>
              <table:table-cell office:value-type="float" office:value="-0.191125859122614">
                <text:p>-0.1911258591226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20278470233927">
                <text:p>-2.20278470233927</text:p>
              </table:table-cell>
              <table:table-cell office:value-type="float" office:value="-0.600746187110706">
                <text:p>-0.600746187110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40216136190538">
                <text:p>-0.940216136190538</text:p>
              </table:table-cell>
              <table:table-cell office:value-type="float" office:value="0.0707954922002128">
                <text:p>0.0707954922002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99108305830214">
                <text:p>-1.99108305830214</text:p>
              </table:table-cell>
              <table:table-cell office:value-type="float" office:value="0.803561855376773">
                <text:p>0.803561855376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84363837462395">
                <text:p>-1.84363837462395</text:p>
              </table:table-cell>
              <table:table-cell office:value-type="float" office:value="-1.16457449586729">
                <text:p>-1.164574495867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92770752018611">
                <text:p>-1.92770752018611</text:p>
              </table:table-cell>
              <table:table-cell office:value-type="float" office:value="-0.741520815612284">
                <text:p>-0.741520815612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35050255317252">
                <text:p>-3.35050255317252</text:p>
              </table:table-cell>
              <table:table-cell office:value-type="float" office:value="3.61356334963862">
                <text:p>3.613563349638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1163153603275">
                <text:p>-3.1163153603275</text:p>
              </table:table-cell>
              <table:table-cell office:value-type="float" office:value="3.13548813069017">
                <text:p>3.13548813069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13835377620024">
                <text:p>-1.13835377620024</text:p>
              </table:table-cell>
              <table:table-cell office:value-type="float" office:value="-0.432360061507331">
                <text:p>-0.4323600615073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40376917874366">
                <text:p>-4.40376917874366</text:p>
              </table:table-cell>
              <table:table-cell office:value-type="float" office:value="4.44022023961944">
                <text:p>4.440220239619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18419334309652">
                <text:p>-4.18419334309652</text:p>
              </table:table-cell>
              <table:table-cell office:value-type="float" office:value="3.53701134847947">
                <text:p>3.53701134847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64734100851714">
                <text:p>-1.64734100851714</text:p>
              </table:table-cell>
              <table:table-cell office:value-type="float" office:value="0.316338044486913">
                <text:p>0.3163380444869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05526547222094">
                <text:p>-0.805526547222094</text:p>
              </table:table-cell>
              <table:table-cell office:value-type="float" office:value="-0.726758766760032">
                <text:p>-0.7267587667600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.34033549217288">
                <text:p>-4.34033549217288</text:p>
              </table:table-cell>
              <table:table-cell office:value-type="float" office:value="4.61569796276967">
                <text:p>4.61569796276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.24021130895216">
                <text:p>-4.24021130895216</text:p>
              </table:table-cell>
              <table:table-cell office:value-type="float" office:value="4.08898409901813">
                <text:p>4.088984099018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62484979045412">
                <text:p>-2.62484979045412</text:p>
              </table:table-cell>
              <table:table-cell office:value-type="float" office:value="4.07904715306853">
                <text:p>4.07904715306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719688276986466">
                <text:p>-0.719688276986466</text:p>
              </table:table-cell>
              <table:table-cell office:value-type="float" office:value="-0.948628907858396">
                <text:p>-0.9486289078583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43687323879636">
                <text:p>-1.43687323879636</text:p>
              </table:table-cell>
              <table:table-cell office:value-type="float" office:value="-0.392834127308691">
                <text:p>-0.392834127308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07792363299074">
                <text:p>-4.07792363299074</text:p>
              </table:table-cell>
              <table:table-cell office:value-type="float" office:value="5.01946859690103">
                <text:p>5.01946859690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.05805746939523">
                <text:p>-4.05805746939523</text:p>
              </table:table-cell>
              <table:table-cell office:value-type="float" office:value="4.26743471541469">
                <text:p>4.267434715414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05014480018127">
                <text:p>-4.05014480018127</text:p>
              </table:table-cell>
              <table:table-cell office:value-type="float" office:value="3.65850696881874">
                <text:p>3.65850696881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1.2$Windows_X86_64 LibreOffice_project/620$Build-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